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0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55mm" fo:break-before="auto" style:use-optimal-row-height="true"/>
    </style:style>
    <style:style style:name="ro3" style:family="table-row">
      <style:table-row-properties style:row-height="16.58mm" fo:break-before="auto" style:use-optimal-row-height="true"/>
    </style:style>
    <style:style style:name="ro4" style:family="table-row">
      <style:table-row-properties style:row-height="2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2" table:number-rows-repeated="2">
          <table:table-cell/>
        </table:table-row>
        <table:table-row table:style-name="ro3" table:number-rows-repeated="5">
          <table:table-cell/>
        </table:table-row>
        <table:table-row table:style-name="ro2" table:number-rows-repeated="6">
          <table:table-cell/>
        </table:table-row>
        <table:table-row table:style-name="ro4" table:number-rows-repeated="16">
          <table:table-cell/>
        </table:table-row>
        <table:table-row table:style-name="ro3" table:number-rows-repeated="11">
          <table:table-cell/>
        </table:table-row>
        <table:table-row table:style-name="ro4" table:number-rows-repeated="4">
          <table:table-cell/>
        </table:table-row>
        <table:table-row table:style-name="ro2">
          <table:table-cell/>
        </table:table-row>
        <table:table-row table:style-name="ro4" table:number-rows-repeated="48">
          <table:table-cell/>
        </table:table-row>
        <table:table-row table:style-name="ro2" table:number-rows-repeated="14">
          <table:table-cell/>
        </table:table-row>
        <table:table-row table:style-name="ro4" table:number-rows-repeated="16">
          <table:table-cell/>
        </table:table-row>
        <table:table-row table:style-name="ro2" table:number-rows-repeated="13">
          <table:table-cell/>
        </table:table-row>
        <table:table-row table:style-name="ro4">
          <table:table-cell/>
        </table:table-row>
        <table:table-row table:style-name="ro2" table:number-rows-repeated="7">
          <table:table-cell/>
        </table:table-row>
        <table:table-row table:style-name="ro4" table:number-rows-repeated="3">
          <table:table-cell/>
        </table:table-row>
        <table:table-row table:style-name="ro2">
          <table:table-cell/>
        </table:table-row>
        <table:table-row table:style-name="ro4" table:number-rows-repeated="4">
          <table:table-cell/>
        </table:table-row>
        <table:table-row table:style-name="ro2">
          <table:table-cell/>
        </table:table-row>
        <table:table-row table:style-name="ro4" table:number-rows-repeated="5">
          <table:table-cell/>
        </table:table-row>
        <table:table-row table:style-name="ro2" table:number-rows-repeated="12">
          <table:table-cell/>
        </table:table-row>
        <table:table-row table:style-name="ro4" table:number-rows-repeated="13">
          <table:table-cell/>
        </table:table-row>
        <table:table-row table:style-name="ro3">
          <table:table-cell/>
        </table:table-row>
        <table:table-row table:style-name="ro2" table:number-rows-repeated="8">
          <table:table-cell/>
        </table:table-row>
        <table:table-row table:style-name="ro4" table:number-rows-repeated="5">
          <table:table-cell/>
        </table:table-row>
        <table:table-row table:style-name="ro2">
          <table:table-cell/>
        </table:table-row>
        <table:table-row table:style-name="ro4">
          <table:table-cell/>
        </table:table-row>
        <table:table-row table:style-name="ro3">
          <table:table-cell/>
        </table:table-row>
        <table:table-row table:style-name="ro2" table:number-rows-repeated="13">
          <table:table-cell/>
        </table:table-row>
        <table:table-row table:style-name="ro4" table:number-rows-repeated="11">
          <table:table-cell/>
        </table:table-row>
        <table:table-row table:style-name="ro3">
          <table:table-cell/>
        </table:table-row>
        <table:table-row table:style-name="ro2" table:number-rows-repeated="4">
          <table:table-cell/>
        </table:table-row>
        <table:table-row table:style-name="ro3">
          <table:table-cell/>
        </table:table-row>
        <table:table-row table:style-name="ro2" table:number-rows-repeated="5">
          <table:table-cell/>
        </table:table-row>
        <table:table-row table:style-name="ro4" table:number-rows-repeated="3">
          <table:table-cell/>
        </table:table-row>
        <table:table-row table:style-name="ro2">
          <table:table-cell/>
        </table:table-row>
        <table:table-row table:style-name="ro4" table:number-rows-repeated="55">
          <table:table-cell/>
        </table:table-row>
        <table:table-row table:style-name="ro2" table:number-rows-repeated="17">
          <table:table-cell/>
        </table:table-row>
        <table:table-row table:style-name="ro4" table:number-rows-repeated="11">
          <table:table-cell/>
        </table:table-row>
        <table:table-row table:style-name="ro2" table:number-rows-repeated="13">
          <table:table-cell/>
        </table:table-row>
        <table:table-row table:style-name="ro4" table:number-rows-repeated="2">
          <table:table-cell/>
        </table:table-row>
        <table:table-row table:style-name="ro2" table:number-rows-repeated="5">
          <table:table-cell/>
        </table:table-row>
        <table:table-row table:style-name="ro4" table:number-rows-repeated="3">
          <table:table-cell/>
        </table:table-row>
        <table:table-row table:style-name="ro2">
          <table:table-cell/>
        </table:table-row>
        <table:table-row table:style-name="ro4" table:number-rows-repeated="4">
          <table:table-cell/>
        </table:table-row>
        <table:table-row table:style-name="ro2">
          <table:table-cell/>
        </table:table-row>
        <table:table-row table:style-name="ro4" table:number-rows-repeated="5">
          <table:table-cell/>
        </table:table-row>
        <table:table-row table:style-name="ro2" table:number-rows-repeated="11">
          <table:table-cell/>
        </table:table-row>
        <table:table-row table:style-name="ro4" table:number-rows-repeated="15">
          <table:table-cell/>
        </table:table-row>
        <table:table-row table:style-name="ro3">
          <table:table-cell/>
        </table:table-row>
        <table:table-row table:style-name="ro2" table:number-rows-repeated="8">
          <table:table-cell/>
        </table:table-row>
        <table:table-row table:style-name="ro4" table:number-rows-repeated="6">
          <table:table-cell/>
        </table:table-row>
        <table:table-row table:style-name="ro2">
          <table:table-cell/>
        </table:table-row>
        <table:table-row table:style-name="ro4">
          <table:table-cell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cel_ID</text:p>
          </table:table-cell>
          <table:table-cell office:value-type="string" calcext:value-type="string">
            <text:p>Coor_X</text:p>
          </table:table-cell>
          <table:table-cell office:value-type="string" calcext:value-type="string">
            <text:p>Coor_Y</text:p>
          </table:table-cell>
          <table:table-cell office:value-type="string" calcext:value-type="string">
            <text:p>Coor_Z</text:p>
          </table:table-cell>
          <table:table-cell office:value-type="string" calcext:value-type="string">
            <text:p>netwo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FPole_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string" calcext:value-type="string">
            <text:p>17networks_LH_DefaultA_IPL_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LH_DefaultA_IPL_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LH_DefaultA_PCC_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686" calcext:value-type="float">
            <text:p>0.015686</text:p>
          </table:table-cell>
          <table:table-cell office:value-type="string" calcext:value-type="string">
            <text:p>17networks_LH_DefaultA_PFCd_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608" calcext:value-type="float">
            <text:p>0.019608</text:p>
          </table:table-cell>
          <table:table-cell office:value-type="string" calcext:value-type="string">
            <text:p>17networks_LH_DefaultA_PFCm_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529" calcext:value-type="float">
            <text:p>0.023529</text:p>
          </table:table-cell>
          <table:table-cell office:value-type="string" calcext:value-type="string">
            <text:p>17networks_LH_DefaultA_PFCm_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451" calcext:value-type="float">
            <text:p>0.027451</text:p>
          </table:table-cell>
          <table:table-cell office:value-type="string" calcext:value-type="string">
            <text:p>17networks_LH_DefaultA_PFCm_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7647" calcext:value-type="float">
            <text:p>0.97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PFCm_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8039" calcext:value-type="float">
            <text:p>0.98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PHC_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8431" calcext:value-type="float">
            <text:p>0.98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Temp_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98824" calcext:value-type="float">
            <text:p>0.9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Temp_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9216" calcext:value-type="float">
            <text:p>0.99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TempPole_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DefaultA_pCun_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7843" calcext:value-type="float">
            <text:p>0.27843</text:p>
          </table:table-cell>
          <table:table-cell office:value-type="string" calcext:value-type="string">
            <text:p>17networks_LH_DefaultB_FPole_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8235" calcext:value-type="float">
            <text:p>0.28235</text:p>
          </table:table-cell>
          <table:table-cell office:value-type="string" calcext:value-type="string">
            <text:p>17networks_LH_DefaultB_IPL_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8627" calcext:value-type="float">
            <text:p>0.28627</text:p>
          </table:table-cell>
          <table:table-cell office:value-type="string" calcext:value-type="string">
            <text:p>17networks_LH_DefaultB_IPL_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17networks_LH_DefaultB_PCC_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412" calcext:value-type="float">
            <text:p>0.29412</text:p>
          </table:table-cell>
          <table:table-cell office:value-type="string" calcext:value-type="string">
            <text:p>17networks_LH_DefaultB_PCC_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804" calcext:value-type="float">
            <text:p>0.29804</text:p>
          </table:table-cell>
          <table:table-cell office:value-type="string" calcext:value-type="string">
            <text:p>17networks_LH_DefaultB_PFCd_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196" calcext:value-type="float">
            <text:p>0.30196</text:p>
          </table:table-cell>
          <table:table-cell office:value-type="string" calcext:value-type="string">
            <text:p>17networks_LH_DefaultB_PFCd_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588" calcext:value-type="float">
            <text:p>0.30588</text:p>
          </table:table-cell>
          <table:table-cell office:value-type="string" calcext:value-type="string">
            <text:p>17networks_LH_DefaultB_PFCd_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98" calcext:value-type="float">
            <text:p>0.3098</text:p>
          </table:table-cell>
          <table:table-cell office:value-type="string" calcext:value-type="string">
            <text:p>17networks_LH_DefaultB_PFCd_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1373" calcext:value-type="float">
            <text:p>0.31373</text:p>
          </table:table-cell>
          <table:table-cell office:value-type="string" calcext:value-type="string">
            <text:p>17networks_LH_DefaultB_PFCl_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1765" calcext:value-type="float">
            <text:p>0.31765</text:p>
          </table:table-cell>
          <table:table-cell office:value-type="string" calcext:value-type="string">
            <text:p>17networks_LH_DefaultB_PFCv_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2157" calcext:value-type="float">
            <text:p>0.32157</text:p>
          </table:table-cell>
          <table:table-cell office:value-type="string" calcext:value-type="string">
            <text:p>17networks_LH_DefaultB_PFCv_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2549" calcext:value-type="float">
            <text:p>0.32549</text:p>
          </table:table-cell>
          <table:table-cell office:value-type="string" calcext:value-type="string">
            <text:p>17networks_LH_DefaultB_Temp_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2941" calcext:value-type="float">
            <text:p>0.32941</text:p>
          </table:table-cell>
          <table:table-cell office:value-type="string" calcext:value-type="string">
            <text:p>17networks_LH_DefaultB_Temp_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3333" calcext:value-type="float">
            <text:p>0.33333</text:p>
          </table:table-cell>
          <table:table-cell office:value-type="string" calcext:value-type="string">
            <text:p>17networks_LH_DefaultB_TempPole_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706" calcext:value-type="float">
            <text:p>0.24706</text:p>
          </table:table-cell>
          <table:table-cell office:value-type="float" office:value="0.30588" calcext:value-type="float">
            <text:p>0.30588</text:p>
          </table:table-cell>
          <table:table-cell office:value-type="string" calcext:value-type="string">
            <text:p>17networks_LH_DefaultB_TempPole_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2" calcext:value-type="float">
            <text:p>0.4902</text:p>
          </table:table-cell>
          <table:table-cell office:value-type="string" calcext:value-type="string">
            <text:p>17networks_LH_DefaultC_IPL_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12" calcext:value-type="float">
            <text:p>0.49412</text:p>
          </table:table-cell>
          <table:table-cell office:value-type="string" calcext:value-type="string">
            <text:p>17networks_LH_DefaultC_PFCd_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04" calcext:value-type="float">
            <text:p>0.49804</text:p>
          </table:table-cell>
          <table:table-cell office:value-type="string" calcext:value-type="string">
            <text:p>17networks_LH_DefaultC_PFCd_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96" calcext:value-type="float">
            <text:p>0.50196</text:p>
          </table:table-cell>
          <table:table-cell office:value-type="string" calcext:value-type="string">
            <text:p>17networks_LH_DefaultC_PHC_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88" calcext:value-type="float">
            <text:p>0.50588</text:p>
          </table:table-cell>
          <table:table-cell office:value-type="string" calcext:value-type="string">
            <text:p>17networks_LH_DefaultC_PHC_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8" calcext:value-type="float">
            <text:p>0.5098</text:p>
          </table:table-cell>
          <table:table-cell office:value-type="string" calcext:value-type="string">
            <text:p>17networks_LH_DefaultC_RSC_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73" calcext:value-type="float">
            <text:p>0.51373</text:p>
          </table:table-cell>
          <table:table-cell office:value-type="string" calcext:value-type="string">
            <text:p>17networks_LH_DefaultC_RSC_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765" calcext:value-type="float">
            <text:p>0.51765</text:p>
          </table:table-cell>
          <table:table-cell office:value-type="string" calcext:value-type="string">
            <text:p>17networks_LH_DefaultC_RSC_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57" calcext:value-type="float">
            <text:p>0.52157</text:p>
          </table:table-cell>
          <table:table-cell office:value-type="string" calcext:value-type="string">
            <text:p>17networks_LH_DefaultC_pCun_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49" calcext:value-type="float">
            <text:p>0.52549</text:p>
          </table:table-cell>
          <table:table-cell office:value-type="string" calcext:value-type="string">
            <text:p>17networks_LH_DefaultC_pCun_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1" calcext:value-type="float">
            <text:p>0.52941</text:p>
          </table:table-cell>
          <table:table-cell office:value-type="string" calcext:value-type="string">
            <text:p>17networks_LH_DefaultC_pCun_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8431" calcext:value-type="float">
            <text:p>0.98431</text:p>
          </table:table-cell>
          <table:table-cell office:value-type="string" calcext:value-type="string">
            <text:p>17networks_LH_Language_IFG_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LH_Language_IFG_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LH_Language_IPL_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9608" calcext:value-type="float">
            <text:p>0.99608</text:p>
          </table:table-cell>
          <table:table-cell office:value-type="string" calcext:value-type="string">
            <text:p>17networks_LH_Language_PFCd_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networks_LH_Language_PFCd_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039" calcext:value-type="float">
            <text:p>0.98039</text:p>
          </table:table-cell>
          <table:table-cell office:value-type="string" calcext:value-type="string">
            <text:p>17networks_LH_Language_PFCl_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431" calcext:value-type="float">
            <text:p>0.98431</text:p>
          </table:table-cell>
          <table:table-cell office:value-type="string" calcext:value-type="string">
            <text:p>17networks_LH_Language_Temp_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LH_Language_Temp_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LH_Language_Temp_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9608" calcext:value-type="float">
            <text:p>0.99608</text:p>
          </table:table-cell>
          <table:table-cell office:value-type="string" calcext:value-type="string">
            <text:p>17networks_LH_Language_TempPole_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1373" calcext:value-type="float">
            <text:p>0.11373</text:p>
          </table:table-cell>
          <table:table-cell office:value-type="string" calcext:value-type="string">
            <text:p>17networks_LH_ContA_Cingm_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1765" calcext:value-type="float">
            <text:p>0.11765</text:p>
          </table:table-cell>
          <table:table-cell office:value-type="string" calcext:value-type="string">
            <text:p>17networks_LH_ContA_IPS_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157" calcext:value-type="float">
            <text:p>0.12157</text:p>
          </table:table-cell>
          <table:table-cell office:value-type="string" calcext:value-type="string">
            <text:p>17networks_LH_ContA_IPS_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549" calcext:value-type="float">
            <text:p>0.12549</text:p>
          </table:table-cell>
          <table:table-cell office:value-type="string" calcext:value-type="string">
            <text:p>17networks_LH_ContA_IPS_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941" calcext:value-type="float">
            <text:p>0.12941</text:p>
          </table:table-cell>
          <table:table-cell office:value-type="string" calcext:value-type="string">
            <text:p>17networks_LH_ContA_Ins_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3333" calcext:value-type="float">
            <text:p>0.13333</text:p>
          </table:table-cell>
          <table:table-cell office:value-type="string" calcext:value-type="string">
            <text:p>17networks_LH_ContA_OFC_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3725" calcext:value-type="float">
            <text:p>0.13725</text:p>
          </table:table-cell>
          <table:table-cell office:value-type="string" calcext:value-type="string">
            <text:p>17networks_LH_ContA_PFCd_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118" calcext:value-type="float">
            <text:p>0.14118</text:p>
          </table:table-cell>
          <table:table-cell office:value-type="string" calcext:value-type="string">
            <text:p>17networks_LH_ContA_PFCl_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17networks_LH_ContA_PFCl_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902" calcext:value-type="float">
            <text:p>0.14902</text:p>
          </table:table-cell>
          <table:table-cell office:value-type="string" calcext:value-type="string">
            <text:p>17networks_LH_ContA_PFCl_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5294" calcext:value-type="float">
            <text:p>0.15294</text:p>
          </table:table-cell>
          <table:table-cell office:value-type="string" calcext:value-type="string">
            <text:p>17networks_LH_ContA_PFCl_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5686" calcext:value-type="float">
            <text:p>0.15686</text:p>
          </table:table-cell>
          <table:table-cell office:value-type="string" calcext:value-type="string">
            <text:p>17networks_LH_ContA_Temp_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059" calcext:value-type="float">
            <text:p>0.27059</text:p>
          </table:table-cell>
          <table:table-cell office:value-type="string" calcext:value-type="string">
            <text:p>17networks_LH_ContB_FPole_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451" calcext:value-type="float">
            <text:p>0.27451</text:p>
          </table:table-cell>
          <table:table-cell office:value-type="string" calcext:value-type="string">
            <text:p>17networks_LH_ContB_IPL_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843" calcext:value-type="float">
            <text:p>0.27843</text:p>
          </table:table-cell>
          <table:table-cell office:value-type="string" calcext:value-type="string">
            <text:p>17networks_LH_ContB_IPL_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8235" calcext:value-type="float">
            <text:p>0.28235</text:p>
          </table:table-cell>
          <table:table-cell office:value-type="string" calcext:value-type="string">
            <text:p>17networks_LH_ContB_IPS_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8627" calcext:value-type="float">
            <text:p>0.28627</text:p>
          </table:table-cell>
          <table:table-cell office:value-type="string" calcext:value-type="string">
            <text:p>17networks_LH_ContB_OFC_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17networks_LH_ContB_OFC_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412" calcext:value-type="float">
            <text:p>0.29412</text:p>
          </table:table-cell>
          <table:table-cell office:value-type="string" calcext:value-type="string">
            <text:p>17networks_LH_ContB_OFC_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804" calcext:value-type="float">
            <text:p>0.29804</text:p>
          </table:table-cell>
          <table:table-cell office:value-type="string" calcext:value-type="string">
            <text:p>17networks_LH_ContB_PCC_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196" calcext:value-type="float">
            <text:p>0.30196</text:p>
          </table:table-cell>
          <table:table-cell office:value-type="string" calcext:value-type="string">
            <text:p>17networks_LH_ContB_PFCd_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588" calcext:value-type="float">
            <text:p>0.30588</text:p>
          </table:table-cell>
          <table:table-cell office:value-type="string" calcext:value-type="string">
            <text:p>17networks_LH_ContB_PFCmp_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98" calcext:value-type="float">
            <text:p>0.3098</text:p>
          </table:table-cell>
          <table:table-cell office:value-type="string" calcext:value-type="string">
            <text:p>17networks_LH_ContB_Temp_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1373" calcext:value-type="float">
            <text:p>0.31373</text:p>
          </table:table-cell>
          <table:table-cell office:value-type="string" calcext:value-type="string">
            <text:p>17networks_LH_ContB_Temp_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7451" calcext:value-type="float">
            <text:p>0.67451</text:p>
          </table:table-cell>
          <table:table-cell office:value-type="string" calcext:value-type="string">
            <text:p>17networks_LH_ContC_Cingp_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7843" calcext:value-type="float">
            <text:p>0.67843</text:p>
          </table:table-cell>
          <table:table-cell office:value-type="string" calcext:value-type="string">
            <text:p>17networks_LH_ContC_Cingp_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8235" calcext:value-type="float">
            <text:p>0.68235</text:p>
          </table:table-cell>
          <table:table-cell office:value-type="string" calcext:value-type="string">
            <text:p>17networks_LH_ContC_FPole_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8627" calcext:value-type="float">
            <text:p>0.68627</text:p>
          </table:table-cell>
          <table:table-cell office:value-type="string" calcext:value-type="string">
            <text:p>17networks_LH_ContC_Ins_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02" calcext:value-type="float">
            <text:p>0.6902</text:p>
          </table:table-cell>
          <table:table-cell office:value-type="string" calcext:value-type="string">
            <text:p>17networks_LH_ContC_PFCm_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412" calcext:value-type="float">
            <text:p>0.69412</text:p>
          </table:table-cell>
          <table:table-cell office:value-type="string" calcext:value-type="string">
            <text:p>17networks_LH_ContC_PFCm_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804" calcext:value-type="float">
            <text:p>0.69804</text:p>
          </table:table-cell>
          <table:table-cell office:value-type="string" calcext:value-type="string">
            <text:p>17networks_LH_ContC_PHC_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0196" calcext:value-type="float">
            <text:p>0.70196</text:p>
          </table:table-cell>
          <table:table-cell office:value-type="string" calcext:value-type="string">
            <text:p>17networks_LH_ContC_pCun_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0588" calcext:value-type="float">
            <text:p>0.70588</text:p>
          </table:table-cell>
          <table:table-cell office:value-type="string" calcext:value-type="string">
            <text:p>17networks_LH_ContC_pCun_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078" calcext:value-type="float">
            <text:p>0.96078</text:p>
          </table:table-cell>
          <table:table-cell office:value-type="string" calcext:value-type="string">
            <text:p>17networks_LH_SalVenAttnA_FrMed_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471" calcext:value-type="float">
            <text:p>0.96471</text:p>
          </table:table-cell>
          <table:table-cell office:value-type="string" calcext:value-type="string">
            <text:p>17networks_LH_SalVenAttnA_FrMed_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863" calcext:value-type="float">
            <text:p>0.96863</text:p>
          </table:table-cell>
          <table:table-cell office:value-type="string" calcext:value-type="string">
            <text:p>17networks_LH_SalVenAttnA_FrOper_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7255" calcext:value-type="float">
            <text:p>0.97255</text:p>
          </table:table-cell>
          <table:table-cell office:value-type="string" calcext:value-type="string">
            <text:p>17networks_LH_SalVenAttnA_IPL_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7647" calcext:value-type="float">
            <text:p>0.97647</text:p>
          </table:table-cell>
          <table:table-cell office:value-type="string" calcext:value-type="string">
            <text:p>17networks_LH_SalVenAttnA_Ins_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039" calcext:value-type="float">
            <text:p>0.98039</text:p>
          </table:table-cell>
          <table:table-cell office:value-type="string" calcext:value-type="string">
            <text:p>17networks_LH_SalVenAttnA_Ins_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431" calcext:value-type="float">
            <text:p>0.98431</text:p>
          </table:table-cell>
          <table:table-cell office:value-type="string" calcext:value-type="string">
            <text:p>17networks_LH_SalVenAttnA_Ins_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LH_SalVenAttnA_PFCd_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LH_SalVenAttnA_SPL_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9608" calcext:value-type="float">
            <text:p>0.99608</text:p>
          </table:table-cell>
          <table:table-cell office:value-type="string" calcext:value-type="string">
            <text:p>17networks_LH_SalVenAttnA_SPL_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networks_LH_SalVenAttnA_SPL_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176" calcext:value-type="float">
            <text:p>0.81176</text:p>
          </table:table-cell>
          <table:table-cell office:value-type="string" calcext:value-type="string">
            <text:p>17networks_LH_SalVenAttnB_IFG_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569" calcext:value-type="float">
            <text:p>0.81569</text:p>
          </table:table-cell>
          <table:table-cell office:value-type="string" calcext:value-type="string">
            <text:p>17networks_LH_SalVenAttnB_IPL_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961" calcext:value-type="float">
            <text:p>0.81961</text:p>
          </table:table-cell>
          <table:table-cell office:value-type="string" calcext:value-type="string">
            <text:p>17networks_LH_SalVenAttnB_IPL_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2353" calcext:value-type="float">
            <text:p>0.82353</text:p>
          </table:table-cell>
          <table:table-cell office:value-type="string" calcext:value-type="string">
            <text:p>17networks_LH_SalVenAttnB_Ins_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2745" calcext:value-type="float">
            <text:p>0.82745</text:p>
          </table:table-cell>
          <table:table-cell office:value-type="string" calcext:value-type="string">
            <text:p>17networks_LH_SalVenAttnB_Ins_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137" calcext:value-type="float">
            <text:p>0.83137</text:p>
          </table:table-cell>
          <table:table-cell office:value-type="string" calcext:value-type="string">
            <text:p>17networks_LH_SalVenAttnB_OFC_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529" calcext:value-type="float">
            <text:p>0.83529</text:p>
          </table:table-cell>
          <table:table-cell office:value-type="string" calcext:value-type="string">
            <text:p>17networks_LH_SalVenAttnB_OFC_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922" calcext:value-type="float">
            <text:p>0.83922</text:p>
          </table:table-cell>
          <table:table-cell office:value-type="string" calcext:value-type="string">
            <text:p>17networks_LH_SalVenAttnB_PFCl_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4314" calcext:value-type="float">
            <text:p>0.84314</text:p>
          </table:table-cell>
          <table:table-cell office:value-type="string" calcext:value-type="string">
            <text:p>17networks_LH_SalVenAttnB_PFCl_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4706" calcext:value-type="float">
            <text:p>0.84706</text:p>
          </table:table-cell>
          <table:table-cell office:value-type="string" calcext:value-type="string">
            <text:p>17networks_LH_SalVenAttnB_PFCl_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098" calcext:value-type="float">
            <text:p>0.85098</text:p>
          </table:table-cell>
          <table:table-cell office:value-type="string" calcext:value-type="string">
            <text:p>17networks_LH_SalVenAttnB_PFCmp_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49" calcext:value-type="float">
            <text:p>0.8549</text:p>
          </table:table-cell>
          <table:table-cell office:value-type="string" calcext:value-type="string">
            <text:p>17networks_LH_SalVenAttnB_SPL_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882" calcext:value-type="float">
            <text:p>0.85882</text:p>
          </table:table-cell>
          <table:table-cell office:value-type="string" calcext:value-type="string">
            <text:p>17networks_LH_SalVenAttnB_Temp_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0784" calcext:value-type="float">
            <text:p>0.20784</text:p>
          </table:table-cell>
          <table:table-cell office:value-type="string" calcext:value-type="string">
            <text:p>17networks_LH_DorsAttnA_IPL_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1176" calcext:value-type="float">
            <text:p>0.21176</text:p>
          </table:table-cell>
          <table:table-cell office:value-type="string" calcext:value-type="string">
            <text:p>17networks_LH_DorsAttnA_IPL_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1569" calcext:value-type="float">
            <text:p>0.21569</text:p>
          </table:table-cell>
          <table:table-cell office:value-type="string" calcext:value-type="string">
            <text:p>17networks_LH_DorsAttnA_IPS_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1961" calcext:value-type="float">
            <text:p>0.21961</text:p>
          </table:table-cell>
          <table:table-cell office:value-type="string" calcext:value-type="string">
            <text:p>17networks_LH_DorsAttnA_IPS_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2353" calcext:value-type="float">
            <text:p>0.22353</text:p>
          </table:table-cell>
          <table:table-cell office:value-type="string" calcext:value-type="string">
            <text:p>17networks_LH_DorsAttnA_IPS_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2745" calcext:value-type="float">
            <text:p>0.22745</text:p>
          </table:table-cell>
          <table:table-cell office:value-type="string" calcext:value-type="string">
            <text:p>17networks_LH_DorsAttnA_IPS_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137" calcext:value-type="float">
            <text:p>0.23137</text:p>
          </table:table-cell>
          <table:table-cell office:value-type="string" calcext:value-type="string">
            <text:p>17networks_LH_DorsAttnA_PFCd_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529" calcext:value-type="float">
            <text:p>0.23529</text:p>
          </table:table-cell>
          <table:table-cell office:value-type="string" calcext:value-type="string">
            <text:p>17networks_LH_DorsAttnA_PrCd_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922" calcext:value-type="float">
            <text:p>0.23922</text:p>
          </table:table-cell>
          <table:table-cell office:value-type="string" calcext:value-type="string">
            <text:p>17networks_LH_DorsAttnA_PrCv_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4314" calcext:value-type="float">
            <text:p>0.24314</text:p>
          </table:table-cell>
          <table:table-cell office:value-type="string" calcext:value-type="string">
            <text:p>17networks_LH_DorsAttnA_SPL_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4706" calcext:value-type="float">
            <text:p>0.24706</text:p>
          </table:table-cell>
          <table:table-cell office:value-type="string" calcext:value-type="string">
            <text:p>17networks_LH_DorsAttnA_SPL_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5098" calcext:value-type="float">
            <text:p>0.25098</text:p>
          </table:table-cell>
          <table:table-cell office:value-type="string" calcext:value-type="string">
            <text:p>17networks_LH_DorsAttnA_TempOcc_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549" calcext:value-type="float">
            <text:p>0.2549</text:p>
          </table:table-cell>
          <table:table-cell office:value-type="string" calcext:value-type="string">
            <text:p>17networks_LH_DorsAttnA_TempOcc_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5882" calcext:value-type="float">
            <text:p>0.25882</text:p>
          </table:table-cell>
          <table:table-cell office:value-type="string" calcext:value-type="string">
            <text:p>17networks_LH_DorsAttnA_TempOcc_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6275" calcext:value-type="float">
            <text:p>0.26275</text:p>
          </table:table-cell>
          <table:table-cell office:value-type="string" calcext:value-type="string">
            <text:p>17networks_LH_DorsAttnA_TempPole_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1176" calcext:value-type="float">
            <text:p>0.61176</text:p>
          </table:table-cell>
          <table:table-cell office:value-type="float" office:value="0.23529" calcext:value-type="float">
            <text:p>0.23529</text:p>
          </table:table-cell>
          <table:table-cell office:value-type="string" calcext:value-type="string">
            <text:p>17networks_LH_DorsAttnA_TempPole_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35294" calcext:value-type="float">
            <text:p>0.035294</text:p>
          </table:table-cell>
          <table:table-cell office:value-type="string" calcext:value-type="string">
            <text:p>17networks_LH_DorsAttnB_FrMed_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39216" calcext:value-type="float">
            <text:p>0.039216</text:p>
          </table:table-cell>
          <table:table-cell office:value-type="string" calcext:value-type="string">
            <text:p>17networks_LH_DorsAttnB_ParOper_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43137" calcext:value-type="float">
            <text:p>0.043137</text:p>
          </table:table-cell>
          <table:table-cell office:value-type="string" calcext:value-type="string">
            <text:p>17networks_LH_DorsAttnB_PostC_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47059" calcext:value-type="float">
            <text:p>0.047059</text:p>
          </table:table-cell>
          <table:table-cell office:value-type="string" calcext:value-type="string">
            <text:p>17networks_LH_DorsAttnB_PostC_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098" calcext:value-type="float">
            <text:p>0.05098</text:p>
          </table:table-cell>
          <table:table-cell office:value-type="string" calcext:value-type="string">
            <text:p>17networks_LH_DorsAttnB_PostC_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4902" calcext:value-type="float">
            <text:p>0.054902</text:p>
          </table:table-cell>
          <table:table-cell office:value-type="string" calcext:value-type="string">
            <text:p>17networks_LH_DorsAttnB_PrCd_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8824" calcext:value-type="float">
            <text:p>0.058824</text:p>
          </table:table-cell>
          <table:table-cell office:value-type="string" calcext:value-type="string">
            <text:p>17networks_LH_DorsAttnB_PrCd_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62745" calcext:value-type="float">
            <text:p>0.062745</text:p>
          </table:table-cell>
          <table:table-cell office:value-type="string" calcext:value-type="string">
            <text:p>17networks_LH_DorsAttnB_PrCv_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66667" calcext:value-type="float">
            <text:p>0.066667</text:p>
          </table:table-cell>
          <table:table-cell office:value-type="string" calcext:value-type="string">
            <text:p>17networks_LH_DorsAttnB_SPL_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0588" calcext:value-type="float">
            <text:p>0.070588</text:p>
          </table:table-cell>
          <table:table-cell office:value-type="string" calcext:value-type="string">
            <text:p>17networks_LH_DorsAttnB_SPL_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451" calcext:value-type="float">
            <text:p>0.07451</text:p>
          </table:table-cell>
          <table:table-cell office:value-type="string" calcext:value-type="string">
            <text:p>17networks_LH_DorsAttnB_SPL_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8431" calcext:value-type="float">
            <text:p>0.078431</text:p>
          </table:table-cell>
          <table:table-cell office:value-type="string" calcext:value-type="string">
            <text:p>17networks_LH_DorsAttnB_SPL_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2745" calcext:value-type="float">
            <text:p>0.62745</text:p>
          </table:table-cell>
          <table:table-cell office:value-type="string" calcext:value-type="string">
            <text:p>17networks_LH_Aud_Ins_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137" calcext:value-type="float">
            <text:p>0.63137</text:p>
          </table:table-cell>
          <table:table-cell office:value-type="string" calcext:value-type="string">
            <text:p>17networks_LH_Aud_ParOcc_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529" calcext:value-type="float">
            <text:p>0.63529</text:p>
          </table:table-cell>
          <table:table-cell office:value-type="string" calcext:value-type="string">
            <text:p>17networks_LH_Aud_ST_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922" calcext:value-type="float">
            <text:p>0.63922</text:p>
          </table:table-cell>
          <table:table-cell office:value-type="string" calcext:value-type="string">
            <text:p>17networks_LH_Aud_ST_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4314" calcext:value-type="float">
            <text:p>0.64314</text:p>
          </table:table-cell>
          <table:table-cell office:value-type="string" calcext:value-type="string">
            <text:p>17networks_LH_Aud_ST_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4706" calcext:value-type="float">
            <text:p>0.64706</text:p>
          </table:table-cell>
          <table:table-cell office:value-type="string" calcext:value-type="string">
            <text:p>17networks_LH_Aud_ST_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098" calcext:value-type="float">
            <text:p>0.65098</text:p>
          </table:table-cell>
          <table:table-cell office:value-type="string" calcext:value-type="string">
            <text:p>17networks_LH_Aud_ST_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17networks_LH_Aud_ST_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882" calcext:value-type="float">
            <text:p>0.65882</text:p>
          </table:table-cell>
          <table:table-cell office:value-type="string" calcext:value-type="string">
            <text:p>17networks_LH_Aud_ST_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6275" calcext:value-type="float">
            <text:p>0.66275</text:p>
          </table:table-cell>
          <table:table-cell office:value-type="string" calcext:value-type="string">
            <text:p>17networks_LH_Aud_TempPole_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8235" calcext:value-type="float">
            <text:p>0.68235</text:p>
          </table:table-cell>
          <table:table-cell office:value-type="string" calcext:value-type="string">
            <text:p>17networks_LH_SomMotA_ParOper_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8627" calcext:value-type="float">
            <text:p>0.68627</text:p>
          </table:table-cell>
          <table:table-cell office:value-type="string" calcext:value-type="string">
            <text:p>17networks_LH_SomMotA_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02" calcext:value-type="float">
            <text:p>0.6902</text:p>
          </table:table-cell>
          <table:table-cell office:value-type="string" calcext:value-type="string">
            <text:p>17networks_LH_SomMotA_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412" calcext:value-type="float">
            <text:p>0.69412</text:p>
          </table:table-cell>
          <table:table-cell office:value-type="string" calcext:value-type="string">
            <text:p>17networks_LH_SomMotA_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804" calcext:value-type="float">
            <text:p>0.69804</text:p>
          </table:table-cell>
          <table:table-cell office:value-type="string" calcext:value-type="string">
            <text:p>17networks_LH_SomMotA_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196" calcext:value-type="float">
            <text:p>0.70196</text:p>
          </table:table-cell>
          <table:table-cell office:value-type="string" calcext:value-type="string">
            <text:p>17networks_LH_SomMotA_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588" calcext:value-type="float">
            <text:p>0.70588</text:p>
          </table:table-cell>
          <table:table-cell office:value-type="string" calcext:value-type="string">
            <text:p>17networks_LH_SomMotA_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98" calcext:value-type="float">
            <text:p>0.7098</text:p>
          </table:table-cell>
          <table:table-cell office:value-type="string" calcext:value-type="string">
            <text:p>17networks_LH_SomMotA_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1373" calcext:value-type="float">
            <text:p>0.71373</text:p>
          </table:table-cell>
          <table:table-cell office:value-type="string" calcext:value-type="string">
            <text:p>17networks_LH_SomMotA_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1765" calcext:value-type="float">
            <text:p>0.71765</text:p>
          </table:table-cell>
          <table:table-cell office:value-type="string" calcext:value-type="string">
            <text:p>17networks_LH_SomMotA_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157" calcext:value-type="float">
            <text:p>0.72157</text:p>
          </table:table-cell>
          <table:table-cell office:value-type="string" calcext:value-type="string">
            <text:p>17networks_LH_SomMotA_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549" calcext:value-type="float">
            <text:p>0.72549</text:p>
          </table:table-cell>
          <table:table-cell office:value-type="string" calcext:value-type="string">
            <text:p>17networks_LH_SomMotA_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941" calcext:value-type="float">
            <text:p>0.72941</text:p>
          </table:table-cell>
          <table:table-cell office:value-type="string" calcext:value-type="string">
            <text:p>17networks_LH_SomMotA_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2353" calcext:value-type="float">
            <text:p>0.62353</text:p>
          </table:table-cell>
          <table:table-cell office:value-type="string" calcext:value-type="string">
            <text:p>17networks_LH_SomMotB_Ins_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2745" calcext:value-type="float">
            <text:p>0.62745</text:p>
          </table:table-cell>
          <table:table-cell office:value-type="string" calcext:value-type="string">
            <text:p>17networks_LH_SomMotB_ParOper_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137" calcext:value-type="float">
            <text:p>0.63137</text:p>
          </table:table-cell>
          <table:table-cell office:value-type="string" calcext:value-type="string">
            <text:p>17networks_LH_SomMotB_ParOper_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529" calcext:value-type="float">
            <text:p>0.63529</text:p>
          </table:table-cell>
          <table:table-cell office:value-type="string" calcext:value-type="string">
            <text:p>17networks_LH_SomMotB_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922" calcext:value-type="float">
            <text:p>0.63922</text:p>
          </table:table-cell>
          <table:table-cell office:value-type="string" calcext:value-type="string">
            <text:p>17networks_LH_SomMotB_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4314" calcext:value-type="float">
            <text:p>0.64314</text:p>
          </table:table-cell>
          <table:table-cell office:value-type="string" calcext:value-type="string">
            <text:p>17networks_LH_SomMotB_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4706" calcext:value-type="float">
            <text:p>0.64706</text:p>
          </table:table-cell>
          <table:table-cell office:value-type="string" calcext:value-type="string">
            <text:p>17networks_LH_SomMotB_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098" calcext:value-type="float">
            <text:p>0.65098</text:p>
          </table:table-cell>
          <table:table-cell office:value-type="string" calcext:value-type="string">
            <text:p>17networks_LH_SomMotB_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17networks_LH_SomMotB_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882" calcext:value-type="float">
            <text:p>0.65882</text:p>
          </table:table-cell>
          <table:table-cell office:value-type="string" calcext:value-type="string">
            <text:p>17networks_LH_SomMotB_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6275" calcext:value-type="float">
            <text:p>0.66275</text:p>
          </table:table-cell>
          <table:table-cell office:value-type="string" calcext:value-type="string">
            <text:p>17networks_LH_SomMotB_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6667" calcext:value-type="float">
            <text:p>0.66667</text:p>
          </table:table-cell>
          <table:table-cell office:value-type="string" calcext:value-type="string">
            <text:p>17networks_LH_SomMotB_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196" calcext:value-type="float">
            <text:p>0.50196</text:p>
          </table:table-cell>
          <table:table-cell office:value-type="string" calcext:value-type="string">
            <text:p>17networks_LH_VisualA_ExStr_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588" calcext:value-type="float">
            <text:p>0.50588</text:p>
          </table:table-cell>
          <table:table-cell office:value-type="string" calcext:value-type="string">
            <text:p>17networks_LH_VisualA_ExStr_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98" calcext:value-type="float">
            <text:p>0.5098</text:p>
          </table:table-cell>
          <table:table-cell office:value-type="string" calcext:value-type="string">
            <text:p>17networks_LH_VisualA_ExStr_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1373" calcext:value-type="float">
            <text:p>0.51373</text:p>
          </table:table-cell>
          <table:table-cell office:value-type="string" calcext:value-type="string">
            <text:p>17networks_LH_VisualA_ExStr_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1765" calcext:value-type="float">
            <text:p>0.51765</text:p>
          </table:table-cell>
          <table:table-cell office:value-type="string" calcext:value-type="string">
            <text:p>17networks_LH_VisualA_ExStr_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157" calcext:value-type="float">
            <text:p>0.52157</text:p>
          </table:table-cell>
          <table:table-cell office:value-type="string" calcext:value-type="string">
            <text:p>17networks_LH_VisualA_ExStr_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549" calcext:value-type="float">
            <text:p>0.52549</text:p>
          </table:table-cell>
          <table:table-cell office:value-type="string" calcext:value-type="string">
            <text:p>17networks_LH_VisualA_ExStr_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941" calcext:value-type="float">
            <text:p>0.52941</text:p>
          </table:table-cell>
          <table:table-cell office:value-type="string" calcext:value-type="string">
            <text:p>17networks_LH_VisualA_ExStr_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3333" calcext:value-type="float">
            <text:p>0.53333</text:p>
          </table:table-cell>
          <table:table-cell office:value-type="string" calcext:value-type="string">
            <text:p>17networks_LH_VisualA_ExStr_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3725" calcext:value-type="float">
            <text:p>0.53725</text:p>
          </table:table-cell>
          <table:table-cell office:value-type="string" calcext:value-type="string">
            <text:p>17networks_LH_VisualA_ExStr_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118" calcext:value-type="float">
            <text:p>0.54118</text:p>
          </table:table-cell>
          <table:table-cell office:value-type="string" calcext:value-type="string">
            <text:p>17networks_LH_VisualA_ExStr_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51" calcext:value-type="float">
            <text:p>0.5451</text:p>
          </table:table-cell>
          <table:table-cell office:value-type="string" calcext:value-type="string">
            <text:p>17networks_LH_VisualA_PrC_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902" calcext:value-type="float">
            <text:p>0.54902</text:p>
          </table:table-cell>
          <table:table-cell office:value-type="string" calcext:value-type="string">
            <text:p>17networks_LH_VisualA_SPL_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networks_LH_VisualB_ExStrInf_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9216" calcext:value-type="float">
            <text:p>0.0039216</text:p>
          </table:table-cell>
          <table:table-cell office:value-type="string" calcext:value-type="string">
            <text:p>17networks_LH_VisualB_ExStrInf_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LH_VisualB_ExStrInf_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LH_VisualB_ExStrInf_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686" calcext:value-type="float">
            <text:p>0.015686</text:p>
          </table:table-cell>
          <table:table-cell office:value-type="string" calcext:value-type="string">
            <text:p>17networks_LH_VisualB_ExStrSup_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9608" calcext:value-type="float">
            <text:p>0.019608</text:p>
          </table:table-cell>
          <table:table-cell office:value-type="string" calcext:value-type="string">
            <text:p>17networks_LH_VisualB_ExStrSup_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3529" calcext:value-type="float">
            <text:p>0.023529</text:p>
          </table:table-cell>
          <table:table-cell office:value-type="string" calcext:value-type="string">
            <text:p>17networks_LH_VisualB_ExStrSup_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7451" calcext:value-type="float">
            <text:p>0.027451</text:p>
          </table:table-cell>
          <table:table-cell office:value-type="string" calcext:value-type="string">
            <text:p>17networks_LH_VisualB_ExStrSup_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LH_VisualB_ExStrSup_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9216" calcext:value-type="float">
            <text:p>0.0039216</text:p>
          </table:table-cell>
          <table:table-cell office:value-type="string" calcext:value-type="string">
            <text:p>17networks_LH_VisualB_Striate_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LH_VisualB_Striate_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LH_VisualB_Striate_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216" calcext:value-type="float">
            <text:p>0.19216</text:p>
          </table:table-cell>
          <table:table-cell office:value-type="string" calcext:value-type="string">
            <text:p>17networks_LH_VisualC_ExStr_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string" calcext:value-type="string">
            <text:p>17networks_LH_VisualC_ExStr_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7networks_LH_VisualC_ExStr_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20392" calcext:value-type="float">
            <text:p>0.20392</text:p>
          </table:table-cell>
          <table:table-cell office:value-type="string" calcext:value-type="string">
            <text:p>17networks_LH_VisualC_Striate_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IPL_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string" calcext:value-type="string">
            <text:p>17networks_RH_DefaultA_PCC_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RH_DefaultA_PFCd_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RH_DefaultA_PFCm_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686" calcext:value-type="float">
            <text:p>0.015686</text:p>
          </table:table-cell>
          <table:table-cell office:value-type="string" calcext:value-type="string">
            <text:p>17networks_RH_DefaultA_PFCm_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608" calcext:value-type="float">
            <text:p>0.019608</text:p>
          </table:table-cell>
          <table:table-cell office:value-type="string" calcext:value-type="string">
            <text:p>17networks_RH_DefaultA_PFCm_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529" calcext:value-type="float">
            <text:p>0.023529</text:p>
          </table:table-cell>
          <table:table-cell office:value-type="string" calcext:value-type="string">
            <text:p>17networks_RH_DefaultA_PFCm_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451" calcext:value-type="float">
            <text:p>0.027451</text:p>
          </table:table-cell>
          <table:table-cell office:value-type="string" calcext:value-type="string">
            <text:p>17networks_RH_DefaultA_PHC_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7647" calcext:value-type="float">
            <text:p>0.97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Temp_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8039" calcext:value-type="float">
            <text:p>0.98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Temp_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8431" calcext:value-type="float">
            <text:p>0.98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Temp_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.98824" calcext:value-type="float">
            <text:p>0.9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TempPole_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9216" calcext:value-type="float">
            <text:p>0.99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TempPole_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DefaultA_pCun_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8627" calcext:value-type="float">
            <text:p>0.28627</text:p>
          </table:table-cell>
          <table:table-cell office:value-type="string" calcext:value-type="string">
            <text:p>17networks_RH_DefaultB_FPole_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17networks_RH_DefaultB_IPL_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412" calcext:value-type="float">
            <text:p>0.29412</text:p>
          </table:table-cell>
          <table:table-cell office:value-type="string" calcext:value-type="string">
            <text:p>17networks_RH_DefaultB_PFCd_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29804" calcext:value-type="float">
            <text:p>0.29804</text:p>
          </table:table-cell>
          <table:table-cell office:value-type="string" calcext:value-type="string">
            <text:p>17networks_RH_DefaultB_PFCd_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196" calcext:value-type="float">
            <text:p>0.30196</text:p>
          </table:table-cell>
          <table:table-cell office:value-type="string" calcext:value-type="string">
            <text:p>17networks_RH_DefaultB_PFCd_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588" calcext:value-type="float">
            <text:p>0.30588</text:p>
          </table:table-cell>
          <table:table-cell office:value-type="string" calcext:value-type="string">
            <text:p>17networks_RH_DefaultB_PFCd_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098" calcext:value-type="float">
            <text:p>0.3098</text:p>
          </table:table-cell>
          <table:table-cell office:value-type="string" calcext:value-type="string">
            <text:p>17networks_RH_DefaultB_PFCv_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1373" calcext:value-type="float">
            <text:p>0.31373</text:p>
          </table:table-cell>
          <table:table-cell office:value-type="string" calcext:value-type="string">
            <text:p>17networks_RH_DefaultB_Temp_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1765" calcext:value-type="float">
            <text:p>0.31765</text:p>
          </table:table-cell>
          <table:table-cell office:value-type="string" calcext:value-type="string">
            <text:p>17networks_RH_DefaultB_Temp_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2157" calcext:value-type="float">
            <text:p>0.32157</text:p>
          </table:table-cell>
          <table:table-cell office:value-type="string" calcext:value-type="string">
            <text:p>17networks_RH_DefaultB_TempPole_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32549" calcext:value-type="float">
            <text:p>0.32549</text:p>
          </table:table-cell>
          <table:table-cell office:value-type="string" calcext:value-type="string">
            <text:p>17networks_RH_DefaultB_pCun_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2" calcext:value-type="float">
            <text:p>0.4902</text:p>
          </table:table-cell>
          <table:table-cell office:value-type="string" calcext:value-type="string">
            <text:p>17networks_RH_DefaultC_IPL_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12" calcext:value-type="float">
            <text:p>0.49412</text:p>
          </table:table-cell>
          <table:table-cell office:value-type="string" calcext:value-type="string">
            <text:p>17networks_RH_DefaultC_IPL_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04" calcext:value-type="float">
            <text:p>0.49804</text:p>
          </table:table-cell>
          <table:table-cell office:value-type="string" calcext:value-type="string">
            <text:p>17networks_RH_DefaultC_IPL_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96" calcext:value-type="float">
            <text:p>0.50196</text:p>
          </table:table-cell>
          <table:table-cell office:value-type="string" calcext:value-type="string">
            <text:p>17networks_RH_DefaultC_PFCd_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588" calcext:value-type="float">
            <text:p>0.50588</text:p>
          </table:table-cell>
          <table:table-cell office:value-type="string" calcext:value-type="string">
            <text:p>17networks_RH_DefaultC_PHC_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8" calcext:value-type="float">
            <text:p>0.5098</text:p>
          </table:table-cell>
          <table:table-cell office:value-type="string" calcext:value-type="string">
            <text:p>17networks_RH_DefaultC_PHC_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73" calcext:value-type="float">
            <text:p>0.51373</text:p>
          </table:table-cell>
          <table:table-cell office:value-type="string" calcext:value-type="string">
            <text:p>17networks_RH_DefaultC_RSC_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765" calcext:value-type="float">
            <text:p>0.51765</text:p>
          </table:table-cell>
          <table:table-cell office:value-type="string" calcext:value-type="string">
            <text:p>17networks_RH_DefaultC_RSC_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57" calcext:value-type="float">
            <text:p>0.52157</text:p>
          </table:table-cell>
          <table:table-cell office:value-type="string" calcext:value-type="string">
            <text:p>17networks_RH_DefaultC_RSC_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49" calcext:value-type="float">
            <text:p>0.52549</text:p>
          </table:table-cell>
          <table:table-cell office:value-type="string" calcext:value-type="string">
            <text:p>17networks_RH_DefaultC_pCun_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1" calcext:value-type="float">
            <text:p>0.52941</text:p>
          </table:table-cell>
          <table:table-cell office:value-type="string" calcext:value-type="string">
            <text:p>17networks_RH_DefaultC_pCun_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RH_Language_IFG_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RH_Language_PFCd_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9608" calcext:value-type="float">
            <text:p>0.99608</text:p>
          </table:table-cell>
          <table:table-cell office:value-type="string" calcext:value-type="string">
            <text:p>17networks_RH_Language_PFCl_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networks_RH_Language_PFCl_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039" calcext:value-type="float">
            <text:p>0.98039</text:p>
          </table:table-cell>
          <table:table-cell office:value-type="string" calcext:value-type="string">
            <text:p>17networks_RH_Language_Temp_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431" calcext:value-type="float">
            <text:p>0.98431</text:p>
          </table:table-cell>
          <table:table-cell office:value-type="string" calcext:value-type="string">
            <text:p>17networks_RH_Language_Temp_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RH_Language_TempPole_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35294" calcext:value-type="float">
            <text:p>0.035294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RH_Language_TempPole_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17networks_RH_ContA_Cingm_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1373" calcext:value-type="float">
            <text:p>0.11373</text:p>
          </table:table-cell>
          <table:table-cell office:value-type="string" calcext:value-type="string">
            <text:p>17networks_RH_ContA_IPS_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1765" calcext:value-type="float">
            <text:p>0.11765</text:p>
          </table:table-cell>
          <table:table-cell office:value-type="string" calcext:value-type="string">
            <text:p>17networks_RH_ContA_IPS_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157" calcext:value-type="float">
            <text:p>0.12157</text:p>
          </table:table-cell>
          <table:table-cell office:value-type="string" calcext:value-type="string">
            <text:p>17networks_RH_ContA_IPS_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549" calcext:value-type="float">
            <text:p>0.12549</text:p>
          </table:table-cell>
          <table:table-cell office:value-type="string" calcext:value-type="string">
            <text:p>17networks_RH_ContA_IPS_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2941" calcext:value-type="float">
            <text:p>0.12941</text:p>
          </table:table-cell>
          <table:table-cell office:value-type="string" calcext:value-type="string">
            <text:p>17networks_RH_ContA_OFC_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3333" calcext:value-type="float">
            <text:p>0.13333</text:p>
          </table:table-cell>
          <table:table-cell office:value-type="string" calcext:value-type="string">
            <text:p>17networks_RH_ContA_PFCd_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3725" calcext:value-type="float">
            <text:p>0.13725</text:p>
          </table:table-cell>
          <table:table-cell office:value-type="string" calcext:value-type="string">
            <text:p>17networks_RH_ContA_PFCl_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118" calcext:value-type="float">
            <text:p>0.14118</text:p>
          </table:table-cell>
          <table:table-cell office:value-type="string" calcext:value-type="string">
            <text:p>17networks_RH_ContA_PFCl_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17networks_RH_ContA_PFCl_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4902" calcext:value-type="float">
            <text:p>0.14902</text:p>
          </table:table-cell>
          <table:table-cell office:value-type="string" calcext:value-type="string">
            <text:p>17networks_RH_ContA_PFCmp_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5294" calcext:value-type="float">
            <text:p>0.15294</text:p>
          </table:table-cell>
          <table:table-cell office:value-type="string" calcext:value-type="string">
            <text:p>17networks_RH_ContA_SPL_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58039" calcext:value-type="float">
            <text:p>0.58039</text:p>
          </table:table-cell>
          <table:table-cell office:value-type="float" office:value="0.15686" calcext:value-type="float">
            <text:p>0.15686</text:p>
          </table:table-cell>
          <table:table-cell office:value-type="string" calcext:value-type="string">
            <text:p>17networks_RH_ContA_Temp_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6667" calcext:value-type="float">
            <text:p>0.26667</text:p>
          </table:table-cell>
          <table:table-cell office:value-type="string" calcext:value-type="string">
            <text:p>17networks_RH_ContB_FPole_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059" calcext:value-type="float">
            <text:p>0.27059</text:p>
          </table:table-cell>
          <table:table-cell office:value-type="string" calcext:value-type="string">
            <text:p>17networks_RH_ContB_IFG_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451" calcext:value-type="float">
            <text:p>0.27451</text:p>
          </table:table-cell>
          <table:table-cell office:value-type="string" calcext:value-type="string">
            <text:p>17networks_RH_ContB_IPL_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7843" calcext:value-type="float">
            <text:p>0.27843</text:p>
          </table:table-cell>
          <table:table-cell office:value-type="string" calcext:value-type="string">
            <text:p>17networks_RH_ContB_IPL_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8235" calcext:value-type="float">
            <text:p>0.28235</text:p>
          </table:table-cell>
          <table:table-cell office:value-type="string" calcext:value-type="string">
            <text:p>17networks_RH_ContB_IPS_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8627" calcext:value-type="float">
            <text:p>0.28627</text:p>
          </table:table-cell>
          <table:table-cell office:value-type="string" calcext:value-type="string">
            <text:p>17networks_RH_ContB_OFC_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17networks_RH_ContB_OFC_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412" calcext:value-type="float">
            <text:p>0.29412</text:p>
          </table:table-cell>
          <table:table-cell office:value-type="string" calcext:value-type="string">
            <text:p>17networks_RH_ContB_OFC_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9804" calcext:value-type="float">
            <text:p>0.29804</text:p>
          </table:table-cell>
          <table:table-cell office:value-type="string" calcext:value-type="string">
            <text:p>17networks_RH_ContB_PCC_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196" calcext:value-type="float">
            <text:p>0.30196</text:p>
          </table:table-cell>
          <table:table-cell office:value-type="string" calcext:value-type="string">
            <text:p>17networks_RH_ContB_PFCd_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588" calcext:value-type="float">
            <text:p>0.30588</text:p>
          </table:table-cell>
          <table:table-cell office:value-type="string" calcext:value-type="string">
            <text:p>17networks_RH_ContB_PFCl_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098" calcext:value-type="float">
            <text:p>0.3098</text:p>
          </table:table-cell>
          <table:table-cell office:value-type="string" calcext:value-type="string">
            <text:p>17networks_RH_ContB_PFCmp_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31373" calcext:value-type="float">
            <text:p>0.31373</text:p>
          </table:table-cell>
          <table:table-cell office:value-type="string" calcext:value-type="string">
            <text:p>17networks_RH_ContB_Temp_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6667" calcext:value-type="float">
            <text:p>0.66667</text:p>
          </table:table-cell>
          <table:table-cell office:value-type="string" calcext:value-type="string">
            <text:p>17networks_RH_ContC_Cingp_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7059" calcext:value-type="float">
            <text:p>0.67059</text:p>
          </table:table-cell>
          <table:table-cell office:value-type="string" calcext:value-type="string">
            <text:p>17networks_RH_ContC_Cingp_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7451" calcext:value-type="float">
            <text:p>0.67451</text:p>
          </table:table-cell>
          <table:table-cell office:value-type="string" calcext:value-type="string">
            <text:p>17networks_RH_ContC_IPL_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7843" calcext:value-type="float">
            <text:p>0.67843</text:p>
          </table:table-cell>
          <table:table-cell office:value-type="string" calcext:value-type="string">
            <text:p>17networks_RH_ContC_Ins_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8235" calcext:value-type="float">
            <text:p>0.68235</text:p>
          </table:table-cell>
          <table:table-cell office:value-type="string" calcext:value-type="string">
            <text:p>17networks_RH_ContC_OFC_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8627" calcext:value-type="float">
            <text:p>0.68627</text:p>
          </table:table-cell>
          <table:table-cell office:value-type="string" calcext:value-type="string">
            <text:p>17networks_RH_ContC_OFC_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02" calcext:value-type="float">
            <text:p>0.6902</text:p>
          </table:table-cell>
          <table:table-cell office:value-type="string" calcext:value-type="string">
            <text:p>17networks_RH_ContC_PCC_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412" calcext:value-type="float">
            <text:p>0.69412</text:p>
          </table:table-cell>
          <table:table-cell office:value-type="string" calcext:value-type="string">
            <text:p>17networks_RH_ContC_PFCl_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69804" calcext:value-type="float">
            <text:p>0.69804</text:p>
          </table:table-cell>
          <table:table-cell office:value-type="string" calcext:value-type="string">
            <text:p>17networks_RH_ContC_PFCl_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0196" calcext:value-type="float">
            <text:p>0.70196</text:p>
          </table:table-cell>
          <table:table-cell office:value-type="string" calcext:value-type="string">
            <text:p>17networks_RH_ContC_PFCl_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0588" calcext:value-type="float">
            <text:p>0.70588</text:p>
          </table:table-cell>
          <table:table-cell office:value-type="string" calcext:value-type="string">
            <text:p>17networks_RH_ContC_PFCm_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098" calcext:value-type="float">
            <text:p>0.7098</text:p>
          </table:table-cell>
          <table:table-cell office:value-type="string" calcext:value-type="string">
            <text:p>17networks_RH_ContC_PFCm_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1373" calcext:value-type="float">
            <text:p>0.71373</text:p>
          </table:table-cell>
          <table:table-cell office:value-type="string" calcext:value-type="string">
            <text:p>17networks_RH_ContC_PFCm_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54902" calcext:value-type="float">
            <text:p>0.54902</text:p>
          </table:table-cell>
          <table:table-cell office:value-type="float" office:value="0.71765" calcext:value-type="float">
            <text:p>0.71765</text:p>
          </table:table-cell>
          <table:table-cell office:value-type="string" calcext:value-type="string">
            <text:p>17networks_RH_ContC_pCun_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5686" calcext:value-type="float">
            <text:p>0.95686</text:p>
          </table:table-cell>
          <table:table-cell office:value-type="string" calcext:value-type="string">
            <text:p>17networks_RH_SalVenAttnA_FrMed_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078" calcext:value-type="float">
            <text:p>0.96078</text:p>
          </table:table-cell>
          <table:table-cell office:value-type="string" calcext:value-type="string">
            <text:p>17networks_RH_SalVenAttnA_FrMed_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471" calcext:value-type="float">
            <text:p>0.96471</text:p>
          </table:table-cell>
          <table:table-cell office:value-type="string" calcext:value-type="string">
            <text:p>17networks_RH_SalVenAttnA_FrMed_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6863" calcext:value-type="float">
            <text:p>0.96863</text:p>
          </table:table-cell>
          <table:table-cell office:value-type="string" calcext:value-type="string">
            <text:p>17networks_RH_SalVenAttnA_FrOper_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7255" calcext:value-type="float">
            <text:p>0.97255</text:p>
          </table:table-cell>
          <table:table-cell office:value-type="string" calcext:value-type="string">
            <text:p>17networks_RH_SalVenAttnA_FrOper_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7647" calcext:value-type="float">
            <text:p>0.97647</text:p>
          </table:table-cell>
          <table:table-cell office:value-type="string" calcext:value-type="string">
            <text:p>17networks_RH_SalVenAttnA_IPL_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039" calcext:value-type="float">
            <text:p>0.98039</text:p>
          </table:table-cell>
          <table:table-cell office:value-type="string" calcext:value-type="string">
            <text:p>17networks_RH_SalVenAttnA_IPL_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431" calcext:value-type="float">
            <text:p>0.98431</text:p>
          </table:table-cell>
          <table:table-cell office:value-type="string" calcext:value-type="string">
            <text:p>17networks_RH_SalVenAttnA_Ins_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8824" calcext:value-type="float">
            <text:p>0.98824</text:p>
          </table:table-cell>
          <table:table-cell office:value-type="string" calcext:value-type="string">
            <text:p>17networks_RH_SalVenAttnA_Ins_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9216" calcext:value-type="float">
            <text:p>0.99216</text:p>
          </table:table-cell>
          <table:table-cell office:value-type="string" calcext:value-type="string">
            <text:p>17networks_RH_SalVenAttnA_Ins_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99608" calcext:value-type="float">
            <text:p>0.99608</text:p>
          </table:table-cell>
          <table:table-cell office:value-type="string" calcext:value-type="string">
            <text:p>17networks_RH_SalVenAttnA_PFCmp_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networks_RH_SalVenAttnA_SPL_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.2" calcext:value-type="float">
            <text:p>0.2</text:p>
          </table:table-cell>
          <table:table-cell office:value-type="float" office:value="0.98039" calcext:value-type="float">
            <text:p>0.98039</text:p>
          </table:table-cell>
          <table:table-cell office:value-type="string" calcext:value-type="string">
            <text:p>17networks_RH_SalVenAttnA_SPL_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0784" calcext:value-type="float">
            <text:p>0.80784</text:p>
          </table:table-cell>
          <table:table-cell office:value-type="string" calcext:value-type="string">
            <text:p>17networks_RH_SalVenAttnB_IFG_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176" calcext:value-type="float">
            <text:p>0.81176</text:p>
          </table:table-cell>
          <table:table-cell office:value-type="string" calcext:value-type="string">
            <text:p>17networks_RH_SalVenAttnB_IPL_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569" calcext:value-type="float">
            <text:p>0.81569</text:p>
          </table:table-cell>
          <table:table-cell office:value-type="string" calcext:value-type="string">
            <text:p>17networks_RH_SalVenAttnB_IPL_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1961" calcext:value-type="float">
            <text:p>0.81961</text:p>
          </table:table-cell>
          <table:table-cell office:value-type="string" calcext:value-type="string">
            <text:p>17networks_RH_SalVenAttnB_IPL_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2353" calcext:value-type="float">
            <text:p>0.82353</text:p>
          </table:table-cell>
          <table:table-cell office:value-type="string" calcext:value-type="string">
            <text:p>17networks_RH_SalVenAttnB_Ins_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2745" calcext:value-type="float">
            <text:p>0.82745</text:p>
          </table:table-cell>
          <table:table-cell office:value-type="string" calcext:value-type="string">
            <text:p>17networks_RH_SalVenAttnB_Ins_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137" calcext:value-type="float">
            <text:p>0.83137</text:p>
          </table:table-cell>
          <table:table-cell office:value-type="string" calcext:value-type="string">
            <text:p>17networks_RH_SalVenAttnB_Ins_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529" calcext:value-type="float">
            <text:p>0.83529</text:p>
          </table:table-cell>
          <table:table-cell office:value-type="string" calcext:value-type="string">
            <text:p>17networks_RH_SalVenAttnB_OFC_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3922" calcext:value-type="float">
            <text:p>0.83922</text:p>
          </table:table-cell>
          <table:table-cell office:value-type="string" calcext:value-type="string">
            <text:p>17networks_RH_SalVenAttnB_PFCd_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4314" calcext:value-type="float">
            <text:p>0.84314</text:p>
          </table:table-cell>
          <table:table-cell office:value-type="string" calcext:value-type="string">
            <text:p>17networks_RH_SalVenAttnB_PFCl_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4706" calcext:value-type="float">
            <text:p>0.84706</text:p>
          </table:table-cell>
          <table:table-cell office:value-type="string" calcext:value-type="string">
            <text:p>17networks_RH_SalVenAttnB_PFCl_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098" calcext:value-type="float">
            <text:p>0.85098</text:p>
          </table:table-cell>
          <table:table-cell office:value-type="string" calcext:value-type="string">
            <text:p>17networks_RH_SalVenAttnB_PFCl_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49" calcext:value-type="float">
            <text:p>0.8549</text:p>
          </table:table-cell>
          <table:table-cell office:value-type="string" calcext:value-type="string">
            <text:p>17networks_RH_SalVenAttnB_SPL_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5882" calcext:value-type="float">
            <text:p>0.85882</text:p>
          </table:table-cell>
          <table:table-cell office:value-type="string" calcext:value-type="string">
            <text:p>17networks_RH_SalVenAttnB_Temp_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.59608" calcext:value-type="float">
            <text:p>0.59608</text:p>
          </table:table-cell>
          <table:table-cell office:value-type="float" office:value="0.86275" calcext:value-type="float">
            <text:p>0.86275</text:p>
          </table:table-cell>
          <table:table-cell office:value-type="string" calcext:value-type="string">
            <text:p>17networks_RH_SalVenAttnB_Temp_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1569" calcext:value-type="float">
            <text:p>0.21569</text:p>
          </table:table-cell>
          <table:table-cell office:value-type="string" calcext:value-type="string">
            <text:p>17networks_RH_DorsAttnA_IPS_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1961" calcext:value-type="float">
            <text:p>0.21961</text:p>
          </table:table-cell>
          <table:table-cell office:value-type="string" calcext:value-type="string">
            <text:p>17networks_RH_DorsAttnA_IPS_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2353" calcext:value-type="float">
            <text:p>0.22353</text:p>
          </table:table-cell>
          <table:table-cell office:value-type="string" calcext:value-type="string">
            <text:p>17networks_RH_DorsAttnA_PrCd_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2745" calcext:value-type="float">
            <text:p>0.22745</text:p>
          </table:table-cell>
          <table:table-cell office:value-type="string" calcext:value-type="string">
            <text:p>17networks_RH_DorsAttnA_PrCv_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137" calcext:value-type="float">
            <text:p>0.23137</text:p>
          </table:table-cell>
          <table:table-cell office:value-type="string" calcext:value-type="string">
            <text:p>17networks_RH_DorsAttnA_SPL_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529" calcext:value-type="float">
            <text:p>0.23529</text:p>
          </table:table-cell>
          <table:table-cell office:value-type="string" calcext:value-type="string">
            <text:p>17networks_RH_DorsAttnA_SPL_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3922" calcext:value-type="float">
            <text:p>0.23922</text:p>
          </table:table-cell>
          <table:table-cell office:value-type="string" calcext:value-type="string">
            <text:p>17networks_RH_DorsAttnA_SPL_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4314" calcext:value-type="float">
            <text:p>0.24314</text:p>
          </table:table-cell>
          <table:table-cell office:value-type="string" calcext:value-type="string">
            <text:p>17networks_RH_DorsAttnA_SPL_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4706" calcext:value-type="float">
            <text:p>0.24706</text:p>
          </table:table-cell>
          <table:table-cell office:value-type="string" calcext:value-type="string">
            <text:p>17networks_RH_DorsAttnA_TempOcc_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5098" calcext:value-type="float">
            <text:p>0.25098</text:p>
          </table:table-cell>
          <table:table-cell office:value-type="string" calcext:value-type="string">
            <text:p>17networks_RH_DorsAttnA_TempOcc_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60784" calcext:value-type="float">
            <text:p>0.60784</text:p>
          </table:table-cell>
          <table:table-cell office:value-type="float" office:value="0.2549" calcext:value-type="float">
            <text:p>0.2549</text:p>
          </table:table-cell>
          <table:table-cell office:value-type="string" calcext:value-type="string">
            <text:p>17networks_RH_DorsAttnA_TempPole_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35294" calcext:value-type="float">
            <text:p>0.035294</text:p>
          </table:table-cell>
          <table:table-cell office:value-type="string" calcext:value-type="string">
            <text:p>17networks_RH_DorsAttnB_IPL_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39216" calcext:value-type="float">
            <text:p>0.039216</text:p>
          </table:table-cell>
          <table:table-cell office:value-type="string" calcext:value-type="string">
            <text:p>17networks_RH_DorsAttnB_IPL_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43137" calcext:value-type="float">
            <text:p>0.043137</text:p>
          </table:table-cell>
          <table:table-cell office:value-type="string" calcext:value-type="string">
            <text:p>17networks_RH_DorsAttnB_PostC_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47059" calcext:value-type="float">
            <text:p>0.047059</text:p>
          </table:table-cell>
          <table:table-cell office:value-type="string" calcext:value-type="string">
            <text:p>17networks_RH_DorsAttnB_PostC_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098" calcext:value-type="float">
            <text:p>0.05098</text:p>
          </table:table-cell>
          <table:table-cell office:value-type="string" calcext:value-type="string">
            <text:p>17networks_RH_DorsAttnB_PostC_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4902" calcext:value-type="float">
            <text:p>0.054902</text:p>
          </table:table-cell>
          <table:table-cell office:value-type="string" calcext:value-type="string">
            <text:p>17networks_RH_DorsAttnB_PrCd_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58824" calcext:value-type="float">
            <text:p>0.058824</text:p>
          </table:table-cell>
          <table:table-cell office:value-type="string" calcext:value-type="string">
            <text:p>17networks_RH_DorsAttnB_PrCd_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62745" calcext:value-type="float">
            <text:p>0.062745</text:p>
          </table:table-cell>
          <table:table-cell office:value-type="string" calcext:value-type="string">
            <text:p>17networks_RH_DorsAttnB_PrCd_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66667" calcext:value-type="float">
            <text:p>0.066667</text:p>
          </table:table-cell>
          <table:table-cell office:value-type="string" calcext:value-type="string">
            <text:p>17networks_RH_DorsAttnB_PrCv_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0588" calcext:value-type="float">
            <text:p>0.070588</text:p>
          </table:table-cell>
          <table:table-cell office:value-type="string" calcext:value-type="string">
            <text:p>17networks_RH_DorsAttnB_SPL_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451" calcext:value-type="float">
            <text:p>0.07451</text:p>
          </table:table-cell>
          <table:table-cell office:value-type="string" calcext:value-type="string">
            <text:p>17networks_RH_DorsAttnB_SPL_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0.46275" calcext:value-type="float">
            <text:p>0.46275</text:p>
          </table:table-cell>
          <table:table-cell office:value-type="float" office:value="0.078431" calcext:value-type="float">
            <text:p>0.078431</text:p>
          </table:table-cell>
          <table:table-cell office:value-type="string" calcext:value-type="string">
            <text:p>17networks_RH_DorsAttnB_SPL_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2745" calcext:value-type="float">
            <text:p>0.62745</text:p>
          </table:table-cell>
          <table:table-cell office:value-type="string" calcext:value-type="string">
            <text:p>17networks_RH_Aud_Ins_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137" calcext:value-type="float">
            <text:p>0.63137</text:p>
          </table:table-cell>
          <table:table-cell office:value-type="string" calcext:value-type="string">
            <text:p>17networks_RH_Aud_ParOcc_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529" calcext:value-type="float">
            <text:p>0.63529</text:p>
          </table:table-cell>
          <table:table-cell office:value-type="string" calcext:value-type="string">
            <text:p>17networks_RH_Aud_ParOper_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3922" calcext:value-type="float">
            <text:p>0.63922</text:p>
          </table:table-cell>
          <table:table-cell office:value-type="string" calcext:value-type="string">
            <text:p>17networks_RH_Aud_ST_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4314" calcext:value-type="float">
            <text:p>0.64314</text:p>
          </table:table-cell>
          <table:table-cell office:value-type="string" calcext:value-type="string">
            <text:p>17networks_RH_Aud_ST_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4706" calcext:value-type="float">
            <text:p>0.64706</text:p>
          </table:table-cell>
          <table:table-cell office:value-type="string" calcext:value-type="string">
            <text:p>17networks_RH_Aud_ST_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098" calcext:value-type="float">
            <text:p>0.65098</text:p>
          </table:table-cell>
          <table:table-cell office:value-type="string" calcext:value-type="string">
            <text:p>17networks_RH_Aud_ST_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17networks_RH_Aud_ST_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65882" calcext:value-type="float">
            <text:p>0.65882</text:p>
          </table:table-cell>
          <table:table-cell office:value-type="string" calcext:value-type="string">
            <text:p>17networks_RH_Aud_Temp_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8235" calcext:value-type="float">
            <text:p>0.68235</text:p>
          </table:table-cell>
          <table:table-cell office:value-type="string" calcext:value-type="string">
            <text:p>17networks_RH_SomMotA_ParOper_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8627" calcext:value-type="float">
            <text:p>0.68627</text:p>
          </table:table-cell>
          <table:table-cell office:value-type="string" calcext:value-type="string">
            <text:p>17networks_RH_SomMotA_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02" calcext:value-type="float">
            <text:p>0.6902</text:p>
          </table:table-cell>
          <table:table-cell office:value-type="string" calcext:value-type="string">
            <text:p>17networks_RH_SomMotA_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412" calcext:value-type="float">
            <text:p>0.69412</text:p>
          </table:table-cell>
          <table:table-cell office:value-type="string" calcext:value-type="string">
            <text:p>17networks_RH_SomMotA_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69804" calcext:value-type="float">
            <text:p>0.69804</text:p>
          </table:table-cell>
          <table:table-cell office:value-type="string" calcext:value-type="string">
            <text:p>17networks_RH_SomMotA_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196" calcext:value-type="float">
            <text:p>0.70196</text:p>
          </table:table-cell>
          <table:table-cell office:value-type="string" calcext:value-type="string">
            <text:p>17networks_RH_SomMotA_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588" calcext:value-type="float">
            <text:p>0.70588</text:p>
          </table:table-cell>
          <table:table-cell office:value-type="string" calcext:value-type="string">
            <text:p>17networks_RH_SomMotA_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098" calcext:value-type="float">
            <text:p>0.7098</text:p>
          </table:table-cell>
          <table:table-cell office:value-type="string" calcext:value-type="string">
            <text:p>17networks_RH_SomMotA_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1373" calcext:value-type="float">
            <text:p>0.71373</text:p>
          </table:table-cell>
          <table:table-cell office:value-type="string" calcext:value-type="string">
            <text:p>17networks_RH_SomMotA_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1765" calcext:value-type="float">
            <text:p>0.71765</text:p>
          </table:table-cell>
          <table:table-cell office:value-type="string" calcext:value-type="string">
            <text:p>17networks_RH_SomMotA_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157" calcext:value-type="float">
            <text:p>0.72157</text:p>
          </table:table-cell>
          <table:table-cell office:value-type="string" calcext:value-type="string">
            <text:p>17networks_RH_SomMotA_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549" calcext:value-type="float">
            <text:p>0.72549</text:p>
          </table:table-cell>
          <table:table-cell office:value-type="string" calcext:value-type="string">
            <text:p>17networks_RH_SomMotA_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72941" calcext:value-type="float">
            <text:p>0.72941</text:p>
          </table:table-cell>
          <table:table-cell office:value-type="string" calcext:value-type="string">
            <text:p>17networks_RH_SomMotA_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2353" calcext:value-type="float">
            <text:p>0.62353</text:p>
          </table:table-cell>
          <table:table-cell office:value-type="string" calcext:value-type="string">
            <text:p>17networks_RH_SomMotB_Ins_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2745" calcext:value-type="float">
            <text:p>0.62745</text:p>
          </table:table-cell>
          <table:table-cell office:value-type="string" calcext:value-type="string">
            <text:p>17networks_RH_SomMotB_Ins_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137" calcext:value-type="float">
            <text:p>0.63137</text:p>
          </table:table-cell>
          <table:table-cell office:value-type="string" calcext:value-type="string">
            <text:p>17networks_RH_SomMotB_ParOper_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529" calcext:value-type="float">
            <text:p>0.63529</text:p>
          </table:table-cell>
          <table:table-cell office:value-type="string" calcext:value-type="string">
            <text:p>17networks_RH_SomMotB_ParOper_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3922" calcext:value-type="float">
            <text:p>0.63922</text:p>
          </table:table-cell>
          <table:table-cell office:value-type="string" calcext:value-type="string">
            <text:p>17networks_RH_SomMotB_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4314" calcext:value-type="float">
            <text:p>0.64314</text:p>
          </table:table-cell>
          <table:table-cell office:value-type="string" calcext:value-type="string">
            <text:p>17networks_RH_SomMotB_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4706" calcext:value-type="float">
            <text:p>0.64706</text:p>
          </table:table-cell>
          <table:table-cell office:value-type="string" calcext:value-type="string">
            <text:p>17networks_RH_SomMotB_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098" calcext:value-type="float">
            <text:p>0.65098</text:p>
          </table:table-cell>
          <table:table-cell office:value-type="string" calcext:value-type="string">
            <text:p>17networks_RH_SomMotB_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17networks_RH_SomMotB_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5882" calcext:value-type="float">
            <text:p>0.65882</text:p>
          </table:table-cell>
          <table:table-cell office:value-type="string" calcext:value-type="string">
            <text:p>17networks_RH_SomMotB_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" calcext:value-type="float">
            <text:p>0.8</text:p>
          </table:table-cell>
          <table:table-cell office:value-type="float" office:value="0.66275" calcext:value-type="float">
            <text:p>0.66275</text:p>
          </table:table-cell>
          <table:table-cell office:value-type="string" calcext:value-type="string">
            <text:p>17networks_RH_SomMotB_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49804" calcext:value-type="float">
            <text:p>0.49804</text:p>
          </table:table-cell>
          <table:table-cell office:value-type="string" calcext:value-type="string">
            <text:p>17networks_RH_VisualA_ExStr_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196" calcext:value-type="float">
            <text:p>0.50196</text:p>
          </table:table-cell>
          <table:table-cell office:value-type="string" calcext:value-type="string">
            <text:p>17networks_RH_VisualA_ExStr_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588" calcext:value-type="float">
            <text:p>0.50588</text:p>
          </table:table-cell>
          <table:table-cell office:value-type="string" calcext:value-type="string">
            <text:p>17networks_RH_VisualA_ExStr_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098" calcext:value-type="float">
            <text:p>0.5098</text:p>
          </table:table-cell>
          <table:table-cell office:value-type="string" calcext:value-type="string">
            <text:p>17networks_RH_VisualA_ExStr_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1373" calcext:value-type="float">
            <text:p>0.51373</text:p>
          </table:table-cell>
          <table:table-cell office:value-type="string" calcext:value-type="string">
            <text:p>17networks_RH_VisualA_ExStr_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1765" calcext:value-type="float">
            <text:p>0.51765</text:p>
          </table:table-cell>
          <table:table-cell office:value-type="string" calcext:value-type="string">
            <text:p>17networks_RH_VisualA_ExStr_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157" calcext:value-type="float">
            <text:p>0.52157</text:p>
          </table:table-cell>
          <table:table-cell office:value-type="string" calcext:value-type="string">
            <text:p>17networks_RH_VisualA_ExStr_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549" calcext:value-type="float">
            <text:p>0.52549</text:p>
          </table:table-cell>
          <table:table-cell office:value-type="string" calcext:value-type="string">
            <text:p>17networks_RH_VisualA_ExStr_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2941" calcext:value-type="float">
            <text:p>0.52941</text:p>
          </table:table-cell>
          <table:table-cell office:value-type="string" calcext:value-type="string">
            <text:p>17networks_RH_VisualA_ExStr_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3333" calcext:value-type="float">
            <text:p>0.53333</text:p>
          </table:table-cell>
          <table:table-cell office:value-type="string" calcext:value-type="string">
            <text:p>17networks_RH_VisualA_ExStr_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3725" calcext:value-type="float">
            <text:p>0.53725</text:p>
          </table:table-cell>
          <table:table-cell office:value-type="string" calcext:value-type="string">
            <text:p>17networks_RH_VisualA_ExStr_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118" calcext:value-type="float">
            <text:p>0.54118</text:p>
          </table:table-cell>
          <table:table-cell office:value-type="string" calcext:value-type="string">
            <text:p>17networks_RH_VisualA_ExStr_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51" calcext:value-type="float">
            <text:p>0.5451</text:p>
          </table:table-cell>
          <table:table-cell office:value-type="string" calcext:value-type="string">
            <text:p>17networks_RH_VisualA_PrC_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4902" calcext:value-type="float">
            <text:p>0.54902</text:p>
          </table:table-cell>
          <table:table-cell office:value-type="string" calcext:value-type="string">
            <text:p>17networks_RH_VisualA_SPL_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47059" calcext:value-type="float">
            <text:p>0.47059</text:p>
          </table:table-cell>
          <table:table-cell office:value-type="float" office:value="0.070588" calcext:value-type="float">
            <text:p>0.070588</text:p>
          </table:table-cell>
          <table:table-cell office:value-type="float" office:value="0.55294" calcext:value-type="float">
            <text:p>0.55294</text:p>
          </table:table-cell>
          <table:table-cell office:value-type="string" calcext:value-type="string">
            <text:p>17networks_RH_VisualA_SPL_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networks_RH_VisualB_ExStrInf_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9216" calcext:value-type="float">
            <text:p>0.0039216</text:p>
          </table:table-cell>
          <table:table-cell office:value-type="string" calcext:value-type="string">
            <text:p>17networks_RH_VisualB_ExStrInf_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RH_VisualB_ExStrInf_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RH_VisualB_ExStrInf_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686" calcext:value-type="float">
            <text:p>0.015686</text:p>
          </table:table-cell>
          <table:table-cell office:value-type="string" calcext:value-type="string">
            <text:p>17networks_RH_VisualB_ExStrSup_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9608" calcext:value-type="float">
            <text:p>0.019608</text:p>
          </table:table-cell>
          <table:table-cell office:value-type="string" calcext:value-type="string">
            <text:p>17networks_RH_VisualB_ExStrSup_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3529" calcext:value-type="float">
            <text:p>0.023529</text:p>
          </table:table-cell>
          <table:table-cell office:value-type="string" calcext:value-type="string">
            <text:p>17networks_RH_VisualB_ExStrSup_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7451" calcext:value-type="float">
            <text:p>0.027451</text:p>
          </table:table-cell>
          <table:table-cell office:value-type="string" calcext:value-type="string">
            <text:p>17networks_RH_VisualB_ExStrSup_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networks_RH_VisualB_ExStrSup_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9216" calcext:value-type="float">
            <text:p>0.0039216</text:p>
          </table:table-cell>
          <table:table-cell office:value-type="string" calcext:value-type="string">
            <text:p>17networks_RH_VisualB_SPL_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.0078431" calcext:value-type="float">
            <text:p>0.0078431</text:p>
          </table:table-cell>
          <table:table-cell office:value-type="string" calcext:value-type="string">
            <text:p>17networks_RH_VisualB_Striate_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.011765" calcext:value-type="float">
            <text:p>0.011765</text:p>
          </table:table-cell>
          <table:table-cell office:value-type="string" calcext:value-type="string">
            <text:p>17networks_RH_VisualB_Striate_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.0039216" calcext:value-type="float">
            <text:p>0.0039216</text:p>
          </table:table-cell>
          <table:table-cell office:value-type="float" office:value="0.015686" calcext:value-type="float">
            <text:p>0.015686</text:p>
          </table:table-cell>
          <table:table-cell office:value-type="string" calcext:value-type="string">
            <text:p>17networks_RH_VisualB_Striate_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216" calcext:value-type="float">
            <text:p>0.19216</text:p>
          </table:table-cell>
          <table:table-cell office:value-type="string" calcext:value-type="string">
            <text:p>17networks_RH_VisualC_ExStr_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19608" calcext:value-type="float">
            <text:p>0.19608</text:p>
          </table:table-cell>
          <table:table-cell office:value-type="string" calcext:value-type="string">
            <text:p>17networks_RH_VisualC_ExStr_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7networks_RH_VisualC_ExStr_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52941" calcext:value-type="float">
            <text:p>0.52941</text:p>
          </table:table-cell>
          <table:table-cell office:value-type="float" office:value="0.20392" calcext:value-type="float">
            <text:p>0.20392</text:p>
          </table:table-cell>
          <table:table-cell office:value-type="string" calcext:value-type="string">
            <text:p>17networks_RH_VisualC_ExStr_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2:03:06.155848153</meta:creation-date>
    <dc:date>2021-12-13T12:05:06.595685313</dc:date>
    <meta:editing-duration>PT2M</meta:editing-duration>
    <meta:editing-cycles>1</meta:editing-cycles>
    <meta:document-statistic meta:table-count="2" meta:cell-count="2005" meta:object-count="0"/>
    <meta:generator>LibreOffice/6.0.7.3$Linux_X86_64 LibreOffice_project/00m0$Build-3</meta:generator>
  </office:meta>
</office:document-meta>
</file>